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175b8d"/>
    </style:style>
    <style:style style:name="P2" style:family="paragraph" style:parent-style-name="Standard">
      <style:paragraph-properties fo:margin-top="0cm" fo:margin-bottom="0.499cm" loext:contextual-spacing="false"/>
    </style:style>
    <style:style style:name="P3" style:family="paragraph" style:parent-style-name="Text_20_body">
      <style:text-properties officeooo:paragraph-rsid="00199422"/>
    </style:style>
    <style:style style:name="P4" style:family="paragraph" style:parent-style-name="Standard" style:list-style-name="L1"/>
    <style:style style:name="T1" style:family="text">
      <style:text-properties officeooo:rsid="00175b8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www.persee.fr/doc/colan_0336-1500_1991_num_89_1_2317" text:style-name="Internet_20_link" text:visited-style-name="Visited_20_Internet_20_Link">https://www.persee.fr/doc/colan_0336-1500_1991_num_89_1_2317</text:a></text:p>
      <text:p text:style-name="P3"/>
      <text:p text:style-name="P3">EMIGRE, les « nouveaux Primitifs » du graphic design In: Communication et langages. N°89, 3ème trimestre 1991. pp. 61-72. </text:p>
      <text:p text:style-name="P1">Résumé</text:p>
      <text:p text:style-name="P1"><text:line-break/>EMIGRE est une publication trimestrielle qui s'adresse aux graphie designers du monde entier et qui en est bientôt à son 20e numéro. Je l'ai trouvée par hasard chez Tropismes à Bruxelles. Elle est au format 425 X 280 mm et compte plus ou moins 36 pages en couleurs. Mais des couleurs comme éteintes. Ou sourdes comme pouvait l'être une lanterne sourde. Je l'ai feuilletée et j'allais la remettre en rayon lorsque je me suis avisé de vérifier s'il y avait des publicités et lesquelles ? Il y en avait. Mais il fallait y regarder à deux fois pour les trouver. J'ai découvert celles de Esselte-Letraset, de Bitstream et de Apple-Macintosh ; ainsi qu'une interview de Matthew Carter et une autre de Erik Spiekermann. Du coup, j'ai acheté deux numéros séance tenante. Je les ai lus à grands renforts de besicles, de règles et de crayons. Je me suis efforcé de m'informer concernant les éditeurs. J'en ai parlé autour de moi pendant bientôt un an, à Mâcon, à Paris, à Bruxelles, à Lurs. Sans jamais éveiller aucun écho. À New York, à Boston, à San Francisco, à Londres et à Berlin, toute la communauté graphique connaît EMIGRE. En France, il a fallu que je rencontre François Richaudeau en personne et que je lui en montre quelques numéros, pour provoquer un sursaut d'intérêt non feint et pour qu'il me dise : « fais-moi un papier là-dessus pour le prochain numéro de Communication et langages ». Je lui ai confié les quelques exemplaires dont je disposais, lui laissant le soin de choisir lui-même les illustrations. Ce qu'il a fait avec Ulrich Meyer. </text:p>
      <text:p text:style-name="Text_20_body">Fernand Baudin </text:p>
      <text:p text:style-name="Text_20_body"/>
      <text:p text:style-name="Text_20_body">EMIGRE, LES « NOUVEAUX PRIMITIFS » DU GRAPHIC DESIGN </text:p>
      <text:p text:style-name="P1">par Fernand Baudin </text:p>
      <text:p text:style-name="P1">EMIGRE est une publication trimestrielle qui s'adresse aux graphie designers du monde entier et qui en est bientôt à son 20e numéro. Je l'ai trouvée par hasard chez Tropismes à Bruxelles1. Elle est au format 425 X 280 mm et compte plus ou moins 36 pages en couleurs. Mais des couleurs comme éteintes. Ou sourdes comme pouvait l'être une lanterne sourde. Je l'ai feuilletée <text:span text:style-name="T1">et </text:span>j'allais la remettre en rayon lorsque je me suis avisé de vérifier s'il yavait des publicités et lesquelles ? Il y en avait. Mais il fallait y regarder à deux fois pour les trouver. J'ai découvert celles de Esselte-Letraset, de Bitstream et de Apple-Macintosh ; ainsi qu'une interview de Matthew Carter2 et une autre de Erik Spiekermann3. Du coup, j'ai acheté deux numéros séance tenante. Je les ai lus à grands renforts de besicles, de règles et de crayons. Je me suis efforcé de m'informer concernant les éditeurs. J'en ai parlé autour de moi pendant bientôt un an, à Mâcon, à Paris, à Bruxelles, à Lurs. Sans jamais éveiller aucun écho. À New York, à Boston, à San Francisco, à Londres et à Berlin, toute la communauté graphique connaît EMIGRE. En France, il a fallu que je rencontre François Richaudeau en personne et que je lui en montre quelques numéros, pour provoquer un sursaut d'intérêt non feint et pour qu'il me dise : « fais-moi un papier là-dessus pour le prochain numéro de Comm unication et langages ». Je lui ai confié les quelques exemplaires dont je disposais, lui laissant le soin de choisir lui-même les illustrations. Ce qu'il a fait avec Ulrich Meyer. </text:p>
      <text:p text:style-name="Text_20_body"><text:soft-page-break/>1 Elle a trouvé 10 points de vente à Bruxelles et en Flandre.<text:line-break/>2. Harry Carter, le père, Matthew Carter, le fils, ont inventorié, avec l'aide de Mike Parker et M. Mélis, la plus belle collection de poinçons au monde : celle du Musée Plantin- Moretus à Anvers. Matthew Carter a gravé des poinçons pour Giovanni Mardersteig ; il a dessiné des caractères pour Linotype, Long Island, USA, lorsque Mike Parker y était art director ; il est à présent vice-président de Bitstream, Cambridge, Mass. USA, représenté en France par Nicole Croix, Paris Grenoble. Esselte-Letraset, c'est aussi U &amp; LC et International Typeface Corporation. Ceux qui n'ont jamais vu ou entendu parler d'Apple-Macintosh ont besoin d'un check-up quel que soit leur âge. </text:p>
      <text:p text:style-name="Text_20_body">3. Erik Spiekermann, c'est Metadesign, à Berlin c'est-à-dire un Mec du Mac s'il en est, dessinateur de caractères, graphi<text:span text:style-name="T1">c</text:span> designer et auteur de Studentenfutter, que je traduirais par Aliment pour étudiant ou « Ce que j'ai toujours voulu savoir sur la lettre et la typographie sans jamais oser le demander. » (Context GMBH, Nurnberg). </text:p>
      <text:p text:style-name="Text_20_body">Graphisme </text:p>
      <text:p text:style-name="Text_20_body">QU'EST-CE QUE LE GRAPHIC DESIGN ? </text:p>
      <text:p text:style-name="Text_20_body">QU'EST-CE QU'UN OU UNE GRAPHIC DESIGNER ?<text:line-break/>On sait ce que c'est que le design et le designer. Ils sont dans le Petit Robert depuis 1978 au moins. Et dans l'usage courant depuis bien plus longtemps. Pour moi une ou un graphie designer, c'est en tout cas quelqu'un qui veut se démarquer du typographe et de la typo graphie. Quel que soit le sens de ces mots-là en 1991. Sinon, ce ne serait pas la peine de parler de graphie design. </text:p>
      <text:p text:style-name="Text_20_body">Voici une définition américaine : « Le graphie design est omniprésent dans notre environnement quotidien où il contribue à notre divertissement à notre information ; à moins qu'il ne contribue à augmenter la pollution culturelle. » Cette définition est de Caroline Hightower, di<text:span text:style-name="T1">r</text:span>ectrice de L’American Institute of Graphie Arts, AIGA4, qui en parle comme d'une profession relativement récente. Une telle définition s'étend à tout ce que peuvent produire les calligraphes, les typographes, les photographes et les illustrateurs. Ensemble ou séparément. Mais puisqu'il s'agit d'une profession plutôt récente, il me semble qu'on pourrait dire, pour plus de précision, que le calligraphie fait du cousu main, que le typographe s'accommode du prêt-à-porter, que le dessinateur de caractères travaille en différé, et que le graphie designer ajoute les images, agite et mélange le tout au clavier et à l'écran de l'ordinateur. Le résultat est une immense marée noire et montante, doublée d'une pollution multicolore qui alarme tout le monde et où quelques apôtres de la qualité vont pêcher de quoi faire de temps en temps une exposition et un beau catalogue. </text:p>
      <text:p text:style-name="Text_20_body">FAIRE DU NOUVEAU AVEC DU NOUVEAU<text:line-break/>Une publication trimestrielle qui en est à son 20e numéro n'est pas tombée dans le vide. Elle répond manifestement à une forme de sensibilité latente qui n'attendait qu'une occasion pour marquer sa os satisfaction. C'est pourquoi il ne convient peut-être pas de parler de provocation, en dépit des apparences. Car le fait est que, aux USA, EMIGRE <text:span text:style-name="T1">fait</text:span> un tabac, comme on dit familièrement. Comment peut-on gj le savoir ? Par le témoignage des Américains que l'on pouvait ren- § contrer à Oxford, à l'occasion de TYPE 90. Par la présentation qu'y faisaient applaudir Zuzana Licko et Rudy VanderLans (Emigre). En allant y voir à San Francisco. Par la lecture aussi. </text:p>
      <text:list xml:id="list3184253495" text:style-name="L1">
        <text:list-item>
          <text:p text:style-name="P4">4. Graphi<text:span text:style-name="T1">c</text:span> Design in America. A Visual language History. Walker Art Center. Minneapolis. Harry Abrams Inc. New York 1989. Il s'agit d'un collectif où l'on retrouve des noms tels | que : Saul Bass, Aaron Burns, Matthew Carter, Ivan Chermayeff, Milton Glaser, etc. </text:p>
        </text:list-item>
      </text:list>
      <text:p text:style-name="Text_20_body"><text:soft-page-break/>À Oxford, à l'occasion de TYPE 90, j'ai manqué leur présentation, parce que j'avais la mienne. À San Francisco, je n'ai pu parler à Rudy VanderLans que par téléphone. Et depuis nous n'avons pu échanger que quelques notes. J'en retiens qu'ils n'ont d'autre souci que de faire </text:p>
      <text:p text:style-name="Text_20_body">du nouveau avec du nouveau, et d'informer leurs lecteurs sur l'actualité telle qu'elle se fait sous nos yeux, en graphisme, en art, en musique, en photographie. C'est ce qu'ils font sous forme d'interviews. Ils n'ont pas de doctrine, ni de structure bien définies. Ils ne publient pas de manifestes. Voici quelques extraits de publications américaines. Commençons par New American Design5 : « D'après le dictionnaire, « un émigré, c'est quelqu'un qui est obligé de quitter son pays pour « des raisons politiques. C'est loin d'être le cas pour Rudy VanderLans. « C'est peut-être bizarre, mais le fait est qu'il a quitté son emploi et sa « patrie, les Pays-Bas - où se font actuellement des travaux parmi les « plus originaux dans le domaine graphique - parce qu'il en avait par- « dessus les oreilles de faire des images d'entreprise. Selon lui, le « graphie design se prête admirablement à l'expression personnelle. « Or, je n'avais pas du tout le sentiment, dit-il, de m'exprimer en « faisant des images d'entreprise. Après des études à Berkeley6 et un « bref séjour comme designer et illustrateur au San Francisco « Chronicle, il ne trouva rien de mieux pour s'exprimer que de fonder « son propre magazine et de le baptiser EMIGRE, bien sûr. » </text:p>
      <text:p text:style-name="P1">Zuzana Licko, son épouse et partenaire, est d'origine tchèque. Après deux années d'architecture elle s'est lancée dans le graphie design. À présent, c'est elle qui dessine de nouveaux caractères pour chaque numéro ô'EMIGREen s'aidant du Mac, d'ATM et d'IBM. Caractères qui sont ensuite livrables en ce monde post-industriel, post-moderne, et en voie de déconstruction, partout où il y a des boîtes-à-lettres, au sens de Font-shops. C'est dans le même Graphie Design in America (p. 64) que Rudy VanderLans et Zuzana Licko se présentent eux- mêmes comme les nouveaux Primitifs. Mais c'est au même endroit que l'on trouve ceci qui contredit tout ce que nous reproduisons, traduisons et commentons : « II n'y a pas de style d'ordinateur. « L'informatique peut vous donner la composition typographique la plus courante aussi bien que les graphismes les plus sauvages. <text:s/>Prenez par exemple Zuzana Licko et Rudy VanderLans. Ils s'attachent aux contours les plus durs, ceux des premiers caractères, images et bitmaps obtenus par ordinateur. »</text:p>
      <text:p text:style-name="Text_20_body">5. New American Design. Products &amp; Graphics for a post-industrial age. Par Hugh Aldersey-Williams. Rizzoli, New York, 1988, 192 pages.<text:line-break/>6. Il faut ajouter qu'il est diplômé de l'Académie des Beaux Arts à La Haye où il fut l'élève de Gerrit Noordzij ; et que Z. Licko est licenciée en communication graphique de l'université de Berkeley, Cal. USA. Ils travaillent aussi en free lance. </text:p>
      <text:p text:style-name="P1">C'est exactement ce que Matthew Carter ne se lasse pas de répéter depuis plusieurs années. Mais ce qui devrait faire dresser les oreilles des lecteurs de Communication et Langages, comme cela a fait dresser les miennes, c'est que le même Matthew Carter, ainsi qu'Erik Spiekermann, l'International TypeFace Corporation U &amp; LC sans oublier Roger Black font la publicité de ces jeunes gens (voir plus haut). Et de quelques autres. Car ils sont très loin d'être seuls, s'il est vrai qu'ils sont probablement les plus énergiques et les plus agressifs parmi tant d'autres publications de graphie design, qui sont apparus et qui ont disparu depuis 1982. Bien sûr, tous ne publient pas des périodiques, mais ils font partie des Mecs du Mac, la génération qui est en passe d'achever la déroute de toutes les technologies anté rieures. </text:p>
      <text:p text:style-name="P1">PERFECTION = ENNUI ?<text:line-break/>Dans un numéro spécial de U &amp; LC consacré à TYPE 90, Erik Spiekermann classe les designers en <text:soft-page-break/>jeunes, moins jeunes et vieux7. Pourquoi pas ? Tousles lecteurs du Manuale tipografico de Bodoni ont présent à l'esprit sa classification à lui : une typographie pour les presbytes, une pour les myopes, une pour les vues nettes. Depuis ce temps-là, c'est devenu tellement plus compliqué qu'il faudra bien un jour que quelqu'un classifie les classifications. En attendant, les jeunes ne veulent plus entendre parler d'une perfection synonyme, pour eux, d'ennui. C'est par exemple Petr van Blokland, Prix Charles Peignot, qui a programmé un alphabet aléatoire. Ce qui relève directement du chapitre « Form follows fun »8 dans New American Design où j'apprends que cette attitude ludique est originaire de Milan et d'un groupe appelé Memphis, ce qui n'empêche personne, jeune, moins jeune ou vieux, de se conformer, quand il le faut, à l'ergonomie, à l'économie, à la fiabilité, au marketing, voire à la lisibilité, si le client n'est pas d'humeur à « rigoler » - passez-moi l'expression. Car il faut bien qu'un designer vive. Graphiquement et autrement. </text:p>
      <text:p text:style-name="Text_20_body"/>
      <text:p text:style-name="Text_20_body">7. Sans oublier le numéro spécial de Typographie (n° 42, Spring 1991) qui porte le même message et les mêmes messagers - plus quelques autres.<text:line-break/>8. Comme i! s'agit d'un jeu de mots sur le slogan Form follows function qui fit des ra- </text:p>
      <text:p text:style-name="Text_20_body"/>
      <text:p text:style-name="Text_20_body"/>
      <text:p text:style-name="Text_20_body"/>
      <text:p text:style-name="Text_20_body">Quelques extraits de la revue EMIGRE </text:p>
      <text:p text:style-name="Text_20_body"><text:span text:style-name="T1">[ </text:span>this issue is about type <text:span text:style-name="T1">]</text:span></text:p>
      <text:p text:style-name="P2">(n° 15, p. 3) Traduction: « Cette livraison est consacrée à la création des caractères, à leur lisibilité et au besoin que nous éprouvons toujours d'en faire de nouveaux. (Tous ceux qui figurent dans ce numéro sont destinés à la fois à être vus et lus.) Emigres » </text:p>
      <text:p text:style-name="Text_20_body">(n° 1 5, p. 3) Traduction: « Cette livraison est consacrée à la création des caractères, à leur lisibilité et au besoin que nous éprouvons toujours d'en faire de nouveaux. (Tous ceux qui figurent dans ce numéro sont destinés à la fois à être vus et lus.) Emigres »</text:p>
      <text:p text:style-name="Text_20_body">Commentaire : 12 lignes de 4 mots qui ne s'alignent ni à gauche ni à droite, dans un format de 425 x 280 mm, ne risquent pas de passer inaperçues et il faudrait exercer un effort délibéré pour ne pas les lire. Tout est nouveau sauf le schéma de l'alphabet romain minuscule. Aucune coupure. L'absence de toute capitale n'est pas vraiment une nouveauté. Aucune marge identifiable comme telle.</text:p>
      <text:p text:style-name="Text_20_body"/>
      <text:p text:style-name="Text_20_body">Graphisme </text:p>
      <text:p text:style-name="Text_20_body">(n° 15, p. 5) Traduction : « Le caractère que vous visez fut dessiné pour Max Kisman, un graphie designer et illustrateur amsterdamois. Il fait partie des Ambassadors of Aesthetics qui se signalèrent à Emigre en lui adressant un exemplaire de leur TYP/Typografisch papier. De publication spasmo- dique, ce journal se consacre à la typographie, au dessin des caractères et à la littérature. Il prétend être unique en son genre en Hollande. Il a achevé de nous convaincre qu'il convient de changer d'attitude en matière de caractères et que nous n'étions décidément pas des marginaux en la matière. Les membres du collectif Ambassadors of Aesthetics alternent dans l'édition et la production de chaque numéro. Aussi présentent-ils souvent des idées originales et des critiques mordantes, et <text:soft-page-break/>toujours sous une forme inattendue et tout à fait originale. Max Kisman est un des fondateurs de ce groupe et se fit d'abord connaître comme art director de Vinyl, un périodique indépendant qui défendait la musique punk et new wave en rivalisant de provocation avec elles. Etc. (...) Il a occupé la même fonction chez Language Technology... Il était tellement séduit par l'informatique qu'il avait dessiné un timbre sur Amiga pour les PTT hollandais avant même l'apparition de la PAO. »</text:p>
      <text:p text:style-name="Text_20_body">Commentaire : Le texte est composé dans un caractère que l'éditeur appelle orthogonal et dont le nom propre est , je crois, TT type 88 (?). Les 28 lignes de 14 mots alignent à gauche et à droite sans aucune marge à proprement parler. Comme elles ne sont décidément pas lisibles, n'en déplaise à Peter Mertens, l'auteur ou l'éditeur a translittéré l'orthogonal en caractères latins et dans un corps minuscule, presque microscopique, sur 30 lignes de 12 mots qui sont rendues parfaitement lisibles par un généreux interligne. On hésite à parler de Mallarmé qui aurait volontiers utilisé la PAO pour se dessiner des hiéroglyphes propres à écarter « les importuns, les intrus et autres philistins profanateurs » et pour n 'être « déchiffré que des seuls adorateurs du beau inaccessible au vulgaire ; car il ne comprenait pas qu'un poète ne se contente pas des suffrages du sanhédrin de l'art » (in L 'art pour tous, publié dans Dix poèmes de Stéphane Mallarmé. Exégèse de E. Noulet. Droz. Genève 1 948 . On hésite parce que l'inspiration et les aspirations de l'auteur du Coup de dés sont encore plus éloignées des motivations de nos designers que leurs graphismes les plus ludiques ne le sont de ces caractères « dont l'épanouissement fleurit à chaque aurore les plates-bandes d'une tirade utilitaire ».</text:p>
      <text:p text:style-name="Text_20_body">00</text:p>
      <text:p text:style-name="Text_20_body">(n° 18, p. 11) Pratiquement chacune des lettres dans les 21 mots de ces 6 lignes centrées est une modification d'un même ou de plusieurs caractères. Le a minuscule orthogonal, par exemple, apparaît sous 5 formes ou dimensions différentes. Le e minuscule ou capitale n 'en a pas moins de 13. Seules les signes de ponctuation ont une fonction grammaticale, les capitales n'en ont aucune, puisqu'elles interviennent au milieu, à la fin aussi bien qu'au début d'un mot ou d'une ligne. Si le tout a un sens, ce n 'est pas la faute à Voltaire ni à Rousseau, mais peut-être à Shakespeare -à en juger par l'allure shakespearienne des notes interlinéaires en petit corps et alignées à gauche. Quoi qu'il en soit, je vois bien qu'on peut parler ici des paroxysmes de l'esthétique ludique. Banzai ! Je crois en outre que quiconque prêterait à Phil Baines / 'intention de composer tout Shakespeare aussi ludiquement se tromperait sadiquemen t et masochistement. </text:p>
      <text:p text:style-name="P2">(n° 15, p. 4, 1/2 page supérieure) Traduction : « Lisibilité : les lettres sont lisibles. Si certaines choses ne sont pas lisibles, c'est que ce ne sont pas des lettres. Il n'y a pas de lettres illisibles. L'illisibilité n'existe pas. » </text:p>
      <text:p text:style-name="Text_20_body">(n° 15, p. 4, 1/2 page supérieure) Traduction : « Lisibilité : les lettres sont lisibles. Si certaines choses ne sont pas lisibles, c'est que ce ne sont pas des lettres. Il n'y a pas de lettres illisibles. L'illisibilité n'existe pas.</text:p>
      <text:p text:style-name="Text_20_body">« À part notre alphabet il y a bien d'autres méthodes qui ont recours à d'autres systèmes de signes pour transcrire le langage parlé en symboles susceptibles d'être lus. De même il est parfaitement possible d'inventer de nouveaux systèmes, par exemple des signes arbitraires ayant quelque analogie avec l'écriture et de s'en servir pour raconter une histoire. On peut aussi se servir de signes comme de mots, voire de récits. Toute structure est langage, tout est lisible.</text:p>
      <text:p text:style-name="Text_20_body">« Bien qu'on s'en serve constamment, la lisibilité est une notion qui reste à définir. Des chercheurs se sont efforcés de cerner les conditions d'une lisibilité idéale pour les textes. Ils ont déterminé une <text:soft-page-break/>longueur de ligne, la bonne hauteur des ascendantes, le meilleur espacement, etc. Mais pourquoi les gens n'aiment-ils pas cette uniformité ? Parce qu'il faut que la lettre vive. Et comme la marge de manœuvre est extrêmement limitée, il faut bien transgresser les limites de ce qui est considéré lisible... au nom de quoi ? »</text:p>
      <text:p text:style-name="Text_20_body">Commentaire : Aucune marge à proprement parler. Dans la page entière il y a 32 lignes longues de 9 à 24 mots d'un même caractère grand œil en 6 corps différents. Sans parler des illustrations à la dimension des initiales ornées qu 'elles ne sont pas et de deux groupes de 6 et de 3 lignes centrées et en tout petits corps. Le texte principal aligne à gauche et à droite et est largement interligné.</text:p>
      <text:p text:style-name="Text_20_body">Les 3 premières lignes, en gros caractères gras, commencent par un mot (Legibility,), en caractères normaux mais largement espacés et soulignés. Ce qui en fait une tête de rubrique bien plus qu'un titre. Elle est suivie de la signature de Peter Mertens en petit corps sortant dans la marge tout en empiétant sur l'interligne. Il n'est question que des caractères. Ni ici, ni ailleurs, nulle part, il n 'est question des blancs qui constituent la moitié de toute lisibilité ou de toute esthétique de la lettre. Ceci n'est pas nouveau. Ce typo-tropisme caractérise l'essentiel de la typologie. Ce qui est nouveau, c'est l'omission tacite et apparemment systématique de tout ce qui pourrait rappeler la colonne de texte.</text:p>
      <text:p text:style-name="P2">(n° 18, extraits des p. 16, 17, 21 et 22) </text:p>
      <text:p text:style-name="Text_20_body">(h° 7S, extraitsdesp. 16, 17, 21 et 22) Ces illustrations sont accompagnées dans l'original du commentaire suivant, sous le titre Across illegibility : « À travers l'illisible. Sur cette page et sur les neuf pages suivantes un extrait du Hamlet de Shakespeare, acte 3, scène 3, est transmis selon différents codes du code. Le code (l 'alphabet) est modifié, selon le cas, par permutation ou par transmutation. » Ces genres d'exercices sont évidemment plus proches des travaux ludiques d'Oulipo que de l'exégèse cabalistique des rabbins.</text:p>
      <text:p text:style-name="Text_20_body">(n° 18, p. ab3) Commentaire : II ne saurait être question, pour des raisons d'espace et de délai, de traduire toute cette page qui est, il faut le dire, d'une forte densité culturelle. Elle se divise en trois éléments distincts : un texte intitulé 1, 2, 3, 4 séparé par un filet orné vertical de l'interview par Emigre ; et, en pied, un groupe que je ne puis interpréter faute de disposer de l'ensemble. Le texte principal est disposé sur 3 colonnes de 42, 39 et 45 lignes alignées à gauche et à droite et comptant 2 à 4 mots coupés n 'importe où, sans aucune indication de coupure en fin de ligne -il y a toutefois 3 coupures, mais en début de lignes. Il y a un corps de Garamont capitale et minuscule du romain et du gras ; et trois corps d'une linéale en capitales et minuscules du maigre et du gras. Une initiale en capitale demi-gras et deux en gras sont mal proportionnées aux blancs qu'elles occupent.</text:p>
      <text:p text:style-name="Text_20_body">Les 103 lignes de l'interview ne sont alignées ni à gauche ni à droite, mais elles sont centrées. Elles sont normalement espacées et interlignées et comptent 2 à 7 mots par ligne.</text:p>
      <text:p text:style-name="Text_20_body">L'auteur du texte principal, Phil Baihes, s'en prend à tous les dogmatismes : traditionnels ou modernistes, disant qu'ils n'ont oublié que 4 choses : 1. Ce que c'est que l'homme ; 2. Ce que c'est que les mots ; 3. Ce que les mots peuvent faire ; 4. Comment les mots ont été écrits et imprimés au cours des siècles. Il nie l'importance du Bauhaus. Il cite Moholy Nagy, El Lissitzky, George Steiner, Jim Shelley et Stephen Themers. Il vante l'enseignement du graphisme en Hollande. Il dénonce la pauvreté de l'enseignement correspondant en Angleterre. Comme il est passé par un séminaire, il a été initié, dit-il, aux manuscrits. (NB. En Angleterre et ailleurs, il y a peu de séminaires assez riches pour cela.) De là une présentation extrêmement complexe. Il n'y a aucun pastiche à proprement <text:soft-page-break/>parler. Mais elle combine des allusions aux manuscrits glosés, à la poésie concrète et aux spécimens de caractères.</text:p>
      <text:p text:style-name="Text_20_body">(n° 15, p. 9, partie supérieure) Traduction du texte d'accompagnement (non-reproduit ici) : « Ces dessins ont été faits à Iowa City il y a cinq ans. Ils devaient servir d'italique pour un autre caractère, Arcatext, qu'on pourrait décrire comme un linéale humaniste, car il est composé de formes géométriques pour la plupart. C'était en effet le but de l'exercice : combiner des éléments géométriques en termes typographiques, de manière à faire sortir des articulations et des conditions insolites. En cours de travail, il s'est trouvé un client pour Arcatext, mais qui voulut une autre italique. Ce qui fit abandonner la piste initiale. C'est Emigre qui nous a demandé de la reprendre, après avoir vu les dessins originaux et quelques collages expérimentaux. Zuzana Licko en a réalisé la digitalisation en trois graisses pour compléter la famille Triplex. C'est pour cette raison qu'elle a raccourci les longues du haut et du bas : pour aligner sur celles du Triplex. » (Signé en négatif dans un ovale allongé horizontalement ; John Downer, San Francisco, mars 1990.)</text:p>
      <text:p text:style-name="Text_20_body">Commentaire : À l'examen on découvrirait assurément qu'aucun tracé régulateur, aucune grille, aucune section dorée, n 'a jamais généré un caractère aussi délibérément géométrique ni des pages de texte qui le sont aussi peu. , "</text:p>
      <text:p text:style-name="P2">(n° 15, p. 13 -morceau) </text:p>
      <text:p text:style-name="Text_20_body">(n° 15, p. 13 -morceau) Traduction du texte dont seulement un fragment est reproduit ici : « Pourquoi faire des choses qui vont tellement contre le poil de la technique utilisée ? C'est pour cette raison que je préfère encore maintenant dessiner des caractères à grosse définition. C'est une question d'élégance. Quand on est naturel tout va bien. On n'a pas à luttercontre le courant. Faire ce que me convient, voilà ce qui me fait plaisir. Emigre: Dans ces conditions, quel est celui de vos caractères que vous préférez ? Zuzana : Des caractères à grosse definition comme Emperor Eightou Oakland Six. On obtient d'excellents résultats sur ordinateur, à tous les niveaux. Que ce soit en haute définition ou en Mac Paint ils sont toujours aussi satisfaisants. Emigre : Bon, d'accord, ils nous conviennent à vous, à moi et à l'ordinateur. Mais les autres ? Comment pourront-ils s'en accommoder ? Y voir un imprimé ? Pour des gens qui ne pensent qu'à la lecture, c'est loin d'être satisfaisant. Zuzana : Et pourquoi ? D'après moi, c'est tout simplement qu'ils n'ont pas l'habitude ! » (Plus loin, elle ajoute : « C'est peut-être l'affaire d'un siècle ou deux » - ce qui évoque irrésistiblement La Fontaine, Fables, VI, 19 : Avant l'affaire, le Roi, l'âne ou moi, nous mourrons.)</text:p>
      <text:p text:style-name="Text_20_body">Commentaire : II s 'agit de la partie gauche de 9 lignes parmi les 37 lignes de 15 à 20 mots, en romain, en italique et en 9 corps différents. Il est essentiel de signalerque dans la partie du texte qui n'est pas reproduite, Emigre admetque leurs caractères ne conviennent pas pour une lecture souten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Bidoret</meta:initial-creator>
    <meta:creation-date>2019-10-31T02:15:42.088510100</meta:creation-date>
    <dc:date>2019-10-31T02:29:56.129636152</dc:date>
    <dc:creator>Julien Bidoret</dc:creator>
    <meta:editing-duration>PT3M4S</meta:editing-duration>
    <meta:editing-cycles>2</meta:editing-cycles>
    <meta:generator>LibreOffice/6.1.4.2$MacOSX_X86_64 LibreOffice_project/9d0f32d1f0b509096fd65e0d4bec26ddd1938fd3</meta:generator>
    <meta:document-statistic meta:table-count="0" meta:image-count="0" meta:object-count="0" meta:page-count="7" meta:paragraph-count="49" meta:word-count="4176" meta:character-count="24771" meta:non-whitespace-character-count="20616"/>
  </office:meta>
</office:document-meta>
</file>